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all_lstm_metrics" table:style-name="ta1"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0.72729762517712" calcext:value-type="float">
            <text:p>0.72729762517712</text:p>
          </table:table-cell>
          <table:table-cell office:value-type="float" office:value="0.991816604477069" calcext:value-type="float">
            <text:p>0.99181660447706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72729762517712" calcext:value-type="float">
            <text:p>0.72729762517712</text:p>
          </table:table-cell>
          <table:table-cell office:value-type="float" office:value="-1" calcext:value-type="float">
            <text:p>-1</text:p>
          </table:table-cell>
          <table:table-cell office:value-type="float" office:value="0.400327374731706" calcext:value-type="float">
            <text:p>0.400327374731706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991816604477069" calcext:value-type="float">
            <text:p>0.991816604477069</text:p>
          </table:table-cell>
          <table:table-cell office:value-type="float" office:value="0.400327374731706" calcext:value-type="float">
            <text:p>0.400327374731706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3:57:05.150820516</dc:date>
    <meta:editing-duration>PT1M3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